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5-03-1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11-1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10-0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08-22 0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07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05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4-03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3-11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3-05-08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2-03-2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8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9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7659" calcext:value-type="float">
            <text:p>49.087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1383225806" calcext:value-type="float">
            <text:p>49.0881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908775" calcext:value-type="float">
            <text:p>49.0890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3448" calcext:value-type="float">
            <text:p>49.08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232625" calcext:value-type="float">
            <text:p>49.092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2846451613" calcext:value-type="float">
            <text:p>49.091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33494193548" calcext:value-type="float">
            <text:p>49.093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289775" calcext:value-type="float">
            <text:p>49.092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04980645161" calcext:value-type="float">
            <text:p>49.090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2305" calcext:value-type="float">
            <text:p>49.088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20456" calcext:value-type="float">
            <text:p>49.08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746725" calcext:value-type="float">
            <text:p>49.077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41208" calcext:value-type="float">
            <text:p>49.07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0133" calcext:value-type="float">
            <text:p>49.070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419" calcext:value-type="float">
            <text:p>49.072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41208" calcext:value-type="float">
            <text:p>49.07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9905" calcext:value-type="float">
            <text:p>49.072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1117419355" calcext:value-type="float">
            <text:p>49.072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8609" calcext:value-type="float">
            <text:p>49.068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5576774193" calcext:value-type="float">
            <text:p>49.0635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59868387097" calcext:value-type="float">
            <text:p>49.055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51125" calcext:value-type="float">
            <text:p>49.048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4686451613" calcext:value-type="float">
            <text:p>49.039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95565" calcext:value-type="float">
            <text:p>49.029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29809655173" calcext:value-type="float">
            <text:p>49.022980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6219354839" calcext:value-type="float">
            <text:p>49.024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0315" calcext:value-type="float">
            <text:p>49.0200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25512" calcext:value-type="float">
            <text:p>49.01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107675" calcext:value-type="float">
            <text:p>49.001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22312" calcext:value-type="float">
            <text:p>48.99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789" calcext:value-type="float">
            <text:p>48.984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57267096774" calcext:value-type="float">
            <text:p>48.965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30975" calcext:value-type="float">
            <text:p>48.9603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478525" calcext:value-type="float">
            <text:p>48.9547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20309677419" calcext:value-type="float">
            <text:p>48.942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9364137931" calcext:value-type="float">
            <text:p>48.909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31878709677" calcext:value-type="float">
            <text:p>48.833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74621935484" calcext:value-type="float">
            <text:p>48.7174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90168" calcext:value-type="float">
            <text:p>48.3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60776" calcext:value-type="float">
            <text:p>43.49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62704516129" calcext:value-type="float">
            <text:p>48.916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1162" calcext:value-type="float">
            <text:p>48.921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15798709677" calcext:value-type="float">
            <text:p>48.9215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487675" calcext:value-type="float">
            <text:p>48.924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3473548387" calcext:value-type="float">
            <text:p>48.9293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0477419355" calcext:value-type="float">
            <text:p>48.94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15926956522" calcext:value-type="float">
            <text:p>48.921592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1068" calcext:value-type="float">
            <text:p>48.9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658" calcext:value-type="float">
            <text:p>48.8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7604" calcext:value-type="float">
            <text:p>48.6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0756" calcext:value-type="float">
            <text:p>48.7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9201153430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0" meta:object-count="0"/>
    <meta:user-defined meta:name="AppVersion">3.0</meta:user-defined>
  </office:meta>
</office:document-meta>
</file>